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ASG 1</text:p>
      <text:p text:style-name="Normal">T1-</text:p>
      <text:p text:style-name="Normal">javac *.java</text:p>
      <text:p text:style-name="Normal">rmic AddServerImpl</text:p>
      <text:p text:style-name="Normal"/>
      <text:p text:style-name="Normal">T2-</text:p>
      <text:p text:style-name="Normal">rmiregistry</text:p>
      <text:p text:style-name="Normal"/>
      <text:p text:style-name="Normal">T3-</text:p>
      <text:p text:style-name="Normal">java AddServer</text:p>
      <text:p text:style-name="Normal"/>
      <text:p text:style-name="Normal">T4-</text:p>
      <text:p text:style-name="Normal">java AddClient 127.0.0.1 5 8 <text:s/>// The Number of Arguments are Specified after localhost address.</text:p>
      <text:p text:style-name="Normal"/>
      <text:p text:style-name="P2">ASG 2</text:p>
      <text:p text:style-name="Normal">export MPJ_HOME=/home/ubuntu/Downloads/mpj-v0_44</text:p>
      <text:p text:style-name="Normal">export PATH=$MPJ_HOME/bin:$PATH</text:p>
      <text:p text:style-name="Normal">javac -cp $MPJ_HOME/lib/mpj.jar ArrSum.java</text:p>
      <text:p text:style-name="Normal">$MPJ_HOME/bin/mpjrun.sh -np 4 ArrSum <text:s/>// Specified value of n=4 here</text:p>
      <text:p text:style-name="Normal"/>
      <text:p text:style-name="P3">ASG3-<text:s/></text:p>
      <text:p text:style-name="Normal">T1-</text:p>
      <text:p text:style-name="Normal">idlj -fall ReverseModule.idl</text:p>
      <text:p text:style-name="Normal">javac *.java ReverseModule/*.java</text:p>
      <text:p text:style-name="Normal">orbd -ORBInitialPort 1056&amp;</text:p>
      <text:p text:style-name="Normal">java ReverseServer -ORBInitialPort 1056&amp;</text:p>
      <text:p text:style-name="Normal">T2-</text:p>
      <text:p text:style-name="Normal">java ReverseClient -ORBInitialPort 1056 -ORBInitialHost localhost</text:p>
      <text:p text:style-name="Normal"/>
      <text:p text:style-name="P4">ASG 4-<text:s/></text:p>
      <text:p text:style-name="Normal">T1-</text:p>
      <text:soft-page-break/>
      <text:p text:style-name="Normal">javac *.java</text:p>
      <text:p text:style-name="Normal">rmiregistry</text:p>
      <text:p text:style-name="Normal">T2-\</text:p>
      <text:p text:style-name="Normal">java Clock_One</text:p>
      <text:p text:style-name="Normal">T3-</text:p>
      <text:p text:style-name="Normal">java Clock_Two</text:p>
      <text:p text:style-name="Normal">T4-</text:p>
      <text:p text:style-name="Normal">java Clock_Three</text:p>
      <text:p text:style-name="Normal">T5-</text:p>
      <text:p text:style-name="Normal">java MainClock</text:p>
      <text:p text:style-name="Normal"/>
      <text:p text:style-name="P5">ASG 5-</text:p>
      <text:p text:style-name="Normal">javac Tring.java</text:p>
      <text:p text:style-name="Normal">java Tring</text:p>
      <text:p text:style-name="Normal"/>
      <text:p text:style-name="P6">ASG 6-</text:p>
      <text:p text:style-name="Normal">javac Bully.java</text:p>
      <text:p text:style-name="Normal">java Bully</text:p>
      <text:p text:style-name="Normal">javac Ring.java</text:p>
      <text:p text:style-name="Normal">java Rin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urav Mohanty</meta:initial-creator>
    <dc:creator>Saurav Mohanty</dc:creator>
    <meta:creation-date>2024-04-25T13:13:00Z</meta:creation-date>
    <dc:date>2024-04-25T13:14:00Z</dc:date>
    <meta:template xlink:href="Normal" xlink:type="simple"/>
    <meta:editing-cycles>2</meta:editing-cycles>
    <meta:editing-duration>PT60S</meta:editing-duration>
    <meta:document-statistic meta:page-count="2" meta:paragraph-count="1" meta:word-count="120" meta:character-count="808" meta:row-count="5" meta:non-whitespace-character-count="689"/>
  </office:meta>
</office:document-meta>
</file>